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egoe UI" officeooo:rsid="00088d5a" officeooo:paragraph-rsid="00088d5a"/>
    </style:style>
    <style:style style:name="P2" style:family="paragraph" style:parent-style-name="Standard">
      <style:text-properties style:font-name="Segoe UI" officeooo:rsid="00088d5a" officeooo:paragraph-rsid="0009f04a"/>
    </style:style>
    <style:style style:name="P3" style:family="paragraph" style:parent-style-name="Standard">
      <style:text-properties style:font-name="Segoe UI" officeooo:rsid="000c3323" officeooo:paragraph-rsid="000c3323"/>
    </style:style>
    <style:style style:name="P4" style:family="paragraph" style:parent-style-name="Standard">
      <style:text-properties style:font-name="Segoe UI" officeooo:rsid="00098d1e" officeooo:paragraph-rsid="00098d1e"/>
    </style:style>
    <style:style style:name="P5" style:family="paragraph" style:parent-style-name="Standard">
      <style:paragraph-properties fo:text-align="center" style:justify-single-word="false"/>
      <style:text-properties style:font-name="Segoe UI" officeooo:rsid="00098d1e" officeooo:paragraph-rsid="00088d5a"/>
    </style:style>
    <style:style style:name="P6" style:family="paragraph" style:parent-style-name="Text_20_body">
      <style:text-properties style:font-name="Segoe UI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Segoe UI" style:text-underline-style="none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Segoe UI" fo:font-size="12pt" fo:font-style="normal" style:text-underline-style="none" fo:font-weight="normal" style:text-blinking="false" fo:background-color="transparent"/>
    </style:style>
    <style:style style:name="T1" style:family="text">
      <style:text-properties officeooo:rsid="0009f04a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c3323" style:font-size-asian="14pt" style:font-weight-asian="bold" style:font-size-complex="14pt" style:font-weight-complex="bold"/>
    </style:style>
    <style:style style:name="T4" style:family="text">
      <style:text-properties officeooo:rsid="000c3323"/>
    </style:style>
    <style:style style:name="T5" style:family="text">
      <style:text-properties officeooo:rsid="001182f3"/>
    </style:style>
    <style:style style:name="T6" style:family="text">
      <style:text-properties officeooo:rsid="00132dee"/>
    </style:style>
    <style:style style:name="T7" style:family="text">
      <style:text-properties fo:font-size="12pt" fo:font-style="normal" fo:font-weight="normal"/>
    </style:style>
    <style:style style:name="T8" style:family="text">
      <style:text-properties officeooo:rsid="0013ea58"/>
    </style:style>
    <style:style style:name="T9" style:family="text">
      <style:text-properties officeooo:rsid="00151f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UC01 : « S’authentifier »</text:span></text:p>
      <text:p text:style-name="P8">date : 11/10/2016</text:p>
      <text:p text:style-name="P8">auteurs : Alexandre <text:span text:style-name="T9">GASPARD CILIA</text:span></text:p>
      <text:p text:style-name="P6"/>
      <text:p text:style-name="P8">version :0.<text:span text:style-name="T8">2</text:span></text:p>
      <text:p text:style-name="P6"/>
      <text:p text:style-name="P8">Description : Un professeur s’authentifie.</text:p>
      <text:p text:style-name="P6"/>
      <text:p text:style-name="P8">Acteur : professeur</text:p>
      <text:p text:style-name="P6"/>
      <text:p text:style-name="P8">Pré-conditions  :  <text:span text:style-name="T6">Aucune</text:span></text:p>
      <text:p text:style-name="P6"/>
      <text:p text:style-name="P8">SN </text:p>
      <text:p text:style-name="P8">1- l'utilisateur clic sur « se connecter »</text:p>
      <text:p text:style-name="P8">2- le système affiche le formulaire d'authentification</text:p>
      <text:p text:style-name="P8">3- l'utilisateur remplit le formulaire et clique sur « se connecter </text:p>
      <text:p text:style-name="P8">4-le système vérifie si l’identifiant existe</text:p>
      <text:p text:style-name="P8">5- le système vérifie si le mot de passe saisi correspond au mot de passe associé avec l’identifiant en base de données</text:p>
      <text:p text:style-name="P8">6-le système bascule en mode « connecté »</text:p>
      <text:p text:style-name="P6"/>
      <text:p text:style-name="P8">Post-condition : Le professeur est authentifié.</text:p>
      <text:p text:style-name="P6"/>
      <text:p text:style-name="P8">Alternatives</text:p>
      <text:p text:style-name="P8">A1 : Mauvais identifiant</text:p>
      <text:p text:style-name="P8">1- en SN4 l’identifiant est inconnu</text:p>
      <text:p text:style-name="P8">2- retour en SN 2 avec un message d’erreur « Identifiant inconnu »</text:p>
      <text:p text:style-name="P6"/>
      <text:p text:style-name="P8">A2 : Mauvais mot de passe</text:p>
      <text:p text:style-name="P8">1- en SN5 le mot de passe ne correspond pas à celui associé avec l’identifiant en base de données</text:p>
      <text:p text:style-name="P8">2- retour en SN2 avec un message d’erreur « Mauvais mot de passe » </text:p>
      <text:p text:style-name="P6"/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ASSI-BLE </meta:initial-creator>
    <meta:creation-date>2016-10-05T14:31:44.362125502</meta:creation-date>
    <dc:date>2016-10-16T12:19:05.386567760</dc:date>
    <meta:editing-duration>PT21M20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158" meta:character-count="917" meta:non-whitespace-character-count="776"/>
  </office:meta>
</office:document-meta>
</file>